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8" office:value-type="string" office:string-value="Guarantee Certificate. Details">
            <text:p>Guarantee Certificate. Details</text:p>
          </table:table-cell>
          <table:table-cell table:style-name="ce8" office:value-type="string" office:string-value=""/>
          <table:table-cell table:style-name="ce8" office:value-type="string" office:string-value="Guarantee Certificate">
            <text:p>Guarantee Certific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notify the deposit of a bid bond guarantee.">
            <text:p>A document to notify the deposit of a bid bond guarante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uarantee Certificate. UBL Version Identifier. Identifier">
            <text:p>Guarantee Certificate. UBL Vers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uarantee Certificate. Customization Identifier. Identifier">
            <text:p>Guarantee Certificate. Customiza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uarantee Certificate. Profile Identifier. Identifier">
            <text:p>Guarantee Certificate. Profile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uarantee Certificate. Profile Execution Identifier. Identifier">
            <text:p>Guarantee Certificate. Profile Execu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uarantee Certificate. Identifier">
            <text:p>Guarantee Certificate.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uarantee Certificate. Copy_ Indicator. Indicator">
            <text:p>Guarantee Certificate. Copy_ Indicator. Indicator</text:p>
          </table:table-cell>
          <table:table-cell table:style-name="ce9" office:value-type="string" office:string-value=""/>
          <table:table-cell office:value-type="string" table:style-name="ce9" office:string-value="Guarantee Certificate">
            <text:p>Guarantee Certificat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uarantee Certificate. UUID. Identifier">
            <text:p>Guarantee Certificate. UUID.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Guarantee Certificate. Contract Folder Identifier. Identifier">
            <text:p>Guarantee Certificate. Contract Folder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Guarantee Certificate. Issue Date. Date">
            <text:p>Guarantee Certificate. Issue Date. Dat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Guarantee Certificate. Issue Time. Time">
            <text:p>Guarantee Certificate. Issue Time. Tim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9" office:string-value="Guarantee Certificate. Guarantee Type Code. Code">
            <text:p>Guarantee Certificate. Guarantee Type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Guarantee Type">
            <text:p>Guarantee Type</text:p>
          </table:table-cell>
          <table:table-cell office:value-type="string" table:style-name="ce9" office:string-value="Code">
            <text:p>Code</text:p>
          </table:table-cell>
          <table:table-cell office:value-type="string" table:style-name="ce11" table:formula="of:=IF([.F13]&lt;&gt;&quot;&quot;;CONCATENATE([.F13];&quot; &quot;;[.G13]);[.G13])" office:string-value="Guarantee Type Code">
            <text:p>Guarante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guarantee.">
            <text:p>A code signifying the type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9" office:string-value="Guarantee Certificate. Purpose. Text">
            <text:p>Guarantee Certificate. Purpos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Purpose">
            <text:p>Purpose</text:p>
          </table:table-cell>
          <table:table-cell office:value-type="string" table:style-name="ce11" table:formula="of:=IF([.F14]&lt;&gt;&quot;&quot;;CONCATENATE([.F14];&quot; &quot;;[.G14]);[.G14])" office:string-value="Purpose">
            <text:p>Purpos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purpose of the bid bond guarantee.">
            <text:p>A textual description of the purpose of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9" office:string-value="Guarantee Certificate. Liability. Amount">
            <text:p>Guarantee Certificate. Liability. Amoun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Liability">
            <text:p>Liability</text:p>
          </table:table-cell>
          <table:table-cell office:value-type="string" table:style-name="ce11" table:formula="of:=IF([.F15]&lt;&gt;&quot;&quot;;CONCATENATE([.F15];&quot; &quot;;[.G15]);[.G15])" office:string-value="Liability">
            <text:p>Liability</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liability amount (a monetary value) in the bid bond guarantee.">
            <text:p>The liability amount (a monetary value) in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9" office:string-value="Guarantee Certificate. Constitution Code. Code">
            <text:p>Guarantee Certificate. Constitution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stitution">
            <text:p>Constitution</text:p>
          </table:table-cell>
          <table:table-cell office:value-type="string" table:style-name="ce9" office:string-value="Code">
            <text:p>Code</text:p>
          </table:table-cell>
          <table:table-cell office:value-type="string" table:style-name="ce11" table:formula="of:=IF([.F16]&lt;&gt;&quot;&quot;;CONCATENATE([.F16];&quot; &quot;;[.G16]);[.G16])" office:string-value="Constitution Code">
            <text:p>Constitu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ode stating the constitution means of the guarantee.">
            <text:p>The code stating the constitution means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9" office:string-value="Guarantee Certificate. Note. Text">
            <text:p>Guarantee Certificate. Not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7]&lt;&gt;&quot;&quot;;CONCATENATE([.F17];&quot; &quot;;[.G17]);[.G17])"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10" office:value-type="string" office:string-value="Guarantee Certificate. Applicable_ Period. Period">
            <text:p>Guarantee Certificate. Applicable_ Period. Period</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10" office:value-type="string" office:string-value="Guarantee Certificate. Applicable_ Regulation. Regulation">
            <text:p>Guarantee Certificate. Applicable_ Regulation. Regulation</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9]" office:value-type="string" office:string-value="Regulation">
            <text:p>Regulation</text:p>
          </table:table-cell>
          <table:table-cell table:style-name="ce10" office:value-type="string" office:string-value="Regulation">
            <text:p>Regu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gulation">
            <text:p>Regul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pplicable regulation.">
            <text:p>A reference to an applicable regul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10" office:value-type="string" office:string-value="Guarantee Certificate. Guarantee_ Document Reference. Document Reference">
            <text:p>Guarantee Certificate. Guarantee_ Document Reference. Document Referenc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ee">
            <text:p>Guarantee</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10" office:value-type="string" office:string-value="Guarantee Certificate. Immobilized Security">
            <text:p>Guarantee Certificate. Immobilized Securi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mmobilized Security">
            <text:p>Immobilized Security</text:p>
          </table:table-cell>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tails of an immobilized security.">
            <text:p>Details of an immobilized secur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Guarantee Certificate. Signature">
            <text:p>Guarantee Certificate. Signatur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10" office:value-type="string" office:string-value="Guarantee Certificate. Guarantor_ Party. Party">
            <text:p>Guarantee Certificate. Guarantor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or">
            <text:p>Guaranto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10" office:value-type="string" office:string-value="Guarantee Certificate. Interested_ Party. Party">
            <text:p>Guarantee Certificate. Interested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Interested">
            <text:p>Interested</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depositing the bid bond guarantee.">
            <text:p>The party depositing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10" office:value-type="string" office:string-value="Guarantee Certificate. Beneficiary_ Party. Party">
            <text:p>Guarantee Certificate. Beneficiary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Beneficiary">
            <text:p>Beneficiary</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eneficiary of the bid bond guarantee.">
            <text:p>The beneficiary of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